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75in" table:align="left"/>
    </style:style>
    <style:style style:name="Table5.A" style:family="table-column">
      <style:table-column-properties style:column-width="0.875in"/>
    </style:style>
    <style:style style:name="Table5.B" style:family="table-column">
      <style:table-column-properties style:column-width="2.375in"/>
    </style:style>
    <style:style style:name="Table5.C" style:family="table-column">
      <style:table-column-properties style:column-width="0.3125in"/>
    </style:style>
    <style:style style:name="Table5.D" style:family="table-column">
      <style:table-column-properties style:column-width="1.3125in"/>
    </style:style>
    <style:style style:name="Table5.E" style:family="table-column">
      <style:table-column-properties style:column-width="1in"/>
    </style:style>
    <style:style style:name="Table5.A1" style:family="table-cell">
      <style:table-cell-properties fo:padding="0.0382in" fo:border-left="0.05pt solid #808080" fo:border-right="none" fo:border-top="0.05pt solid #808080" fo:border-bottom="0.05pt solid #808080"/>
    </style:style>
    <style:style style:name="Table5.B1" style:family="table-cell">
      <style:table-cell-properties fo:padding="0.0382in" fo:border-left="none" fo:border-right="none" fo:border-top="0.05pt solid #808080" fo:border-bottom="0.05pt solid #808080"/>
    </style:style>
    <style:style style:name="Table5.F1" style:family="table-cell">
      <style:table-cell-properties fo:padding="0.0382in" fo:border-left="none" fo:border-right="0.05pt solid #808080" fo:border-top="0.05pt solid #808080" fo:border-bottom="0.05pt solid #808080"/>
    </style:style>
    <style:style style:name="Table5.A2" style:family="table-cell">
      <style:table-cell-properties fo:padding="0.0382in" fo:border="none"/>
    </style:style>
    <style:style style:name="Table5.3" style:family="table-row">
      <style:table-row-properties style:min-row-height="0.1972in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403in" fo:border-left="0.05pt solid #808080" fo:border-right="none" fo:border-top="0.05pt solid #808080" fo:border-bottom="0.05pt solid #808080"/>
    </style:style>
    <style:style style:name="Table1.C1" style:family="table-cell">
      <style:table-cell-properties fo:padding="0.0403in" fo:border="0.05pt solid #808080"/>
    </style:style>
    <style:style style:name="Table1.A2" style:family="table-cell">
      <style:table-cell-properties fo:padding="0.0403in" fo:border-left="0.05pt solid #808080" fo:border-right="none" fo:border-top="none" fo:border-bottom="0.05pt solid #808080"/>
    </style:style>
    <style:style style:name="Table1.C2" style:family="table-cell">
      <style:table-cell-properties fo:padding="0.0403in" fo:border-left="0.05pt solid #808080" fo:border-right="0.05pt solid #808080" fo:border-top="none" fo:border-bottom="0.05pt solid #808080"/>
    </style:style>
    <style:style style:name="P1" style:family="paragraph" style:parent-style-name="Header">
      <style:text-properties fo:color="#4c4c4c" fo:font-size="7pt" officeooo:paragraph-rsid="00265303" style:font-size-asian="7pt" style:font-size-complex="7pt"/>
    </style:style>
    <style:style style:name="P2" style:family="paragraph" style:parent-style-name="Header">
      <style:paragraph-properties fo:text-align="start" style:justify-single-word="false"/>
      <style:text-properties fo:color="#4c4c4c" style:font-name="Liberation Serif2" fo:font-size="9pt" fo:font-style="normal" style:text-underline-style="none" fo:font-weight="normal" officeooo:rsid="0087112b" officeooo:paragraph-rsid="0024bbd8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Footer">
      <style:paragraph-properties fo:text-align="end" style:justify-single-word="false"/>
      <style:text-properties officeooo:paragraph-rsid="001c29de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0ca350" style:font-size-asian="8.5pt" style:font-size-complex="8.5pt"/>
    </style:style>
    <style:style style:name="P5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0dc75a" style:font-size-asian="8.5pt" style:font-size-complex="8.5pt"/>
    </style:style>
    <style:style style:name="P6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0dcb3a" style:font-size-asian="8.5pt" style:font-size-complex="8.5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0ca350" style:font-size-asian="8.5pt" style:font-size-complex="8.5pt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0dcb3a" style:font-size-asian="8.5pt" style:font-size-complex="8.5pt"/>
    </style:style>
    <style:style style:name="P9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2d4fa5" style:font-size-asian="8.5pt" style:font-size-complex="8.5pt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2f1122" style:font-size-asian="8.5pt" style:font-size-complex="8.5pt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2f6e34" style:font-size-asian="8.5pt" style:font-size-complex="8.5pt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356bbd" style:font-size-asian="8.5pt" style:font-size-complex="8.5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3eda6c" style:font-size-asian="8.5pt" style:font-size-complex="8.5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31bcf3" officeooo:paragraph-rsid="0031bcf3" style:font-size-asian="8.5pt" style:font-size-complex="8.5pt"/>
    </style:style>
    <style:style style:name="P15" style:family="paragraph" style:parent-style-name="Table_20_Contents">
      <style:paragraph-properties fo:line-height="100%" fo:text-align="end" style:justify-single-word="false"/>
      <style:text-properties style:font-name="Liberation Sans1" fo:font-size="8.5pt" officeooo:rsid="0031bcf3" officeooo:paragraph-rsid="0031bcf3" style:font-size-asian="8.5pt" style:font-size-complex="8.5pt"/>
    </style:style>
    <style:style style:name="P16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592cd" style:font-size-asian="9pt" style:font-size-complex="9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2" fo:font-size="8pt" fo:font-weight="bold" officeooo:rsid="0028108a" officeooo:paragraph-rsid="0028108a" style:font-size-asian="8pt" style:font-weight-asian="bold" style:font-size-complex="8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officeooo:paragraph-rsid="00048e78"/>
    </style:style>
    <style:style style:name="P20" style:family="paragraph" style:parent-style-name="Text_20_body" style:master-page-name="">
      <style:paragraph-properties fo:margin-top="0in" fo:margin-bottom="0in" loext:contextual-spacing="false" fo:line-height="100%" fo:text-align="start" style:justify-single-word="false" style:page-number="auto" fo:break-before="auto" fo:break-after="auto"/>
      <style:text-properties style:font-name="Liberation Serif2" fo:font-size="9pt" fo:font-weight="bold" officeooo:paragraph-rsid="000eb693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erif2" fo:font-size="10pt" style:text-underline-style="none" fo:font-weight="bold" officeooo:rsid="0028108a" officeooo:paragraph-rsid="0028108a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erif2" fo:font-size="10pt" style:text-underline-style="none" fo:font-weight="bold" officeooo:rsid="0028108a" officeooo:paragraph-rsid="0033986f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erif2" fo:font-size="10pt" style:text-underline-style="none" fo:font-weight="bold" officeooo:rsid="0028108a" officeooo:paragraph-rsid="0029a144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top="0in" fo:margin-bottom="0in" loext:contextual-spacing="false" fo:line-height="100%" fo:text-align="end" style:justify-single-word="false"/>
      <style:text-properties style:font-name="Liberation Serif2" fo:font-size="10pt" style:text-underline-style="none" fo:font-weight="bold" officeooo:rsid="000eb693" officeooo:paragraph-rsid="00205214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erif2" fo:font-size="9pt" style:text-underline-style="none" fo:font-weight="normal" officeooo:rsid="000eb693" officeooo:paragraph-rsid="0033986f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9pt" fo:font-weight="bold" officeooo:rsid="0040a2d7" officeooo:paragraph-rsid="0040a2d7" style:font-size-asian="9pt" style:font-weight-asian="bold" style:font-size-complex="9pt" style:font-weight-complex="bold"/>
    </style:style>
    <style:style style:name="T1" style:family="text">
      <style:text-properties style:font-name="Liberation Serif2" fo:font-size="9pt" fo:font-weight="normal" officeooo:rsid="00144da9" style:font-size-asian="9pt" style:font-weight-asian="normal" style:font-size-complex="9pt" style:font-weight-complex="normal"/>
    </style:style>
    <style:style style:name="T2" style:family="text">
      <style:text-properties style:font-name="Liberation Serif2" fo:font-size="9pt" fo:font-weight="bold" officeooo:rsid="00144da9" style:font-size-asian="9pt" style:font-weight-asian="bold" style:font-size-complex="9pt" style:font-weight-complex="bold"/>
    </style:style>
    <style:style style:name="T3" style:family="text">
      <style:text-properties officeooo:rsid="00144da9"/>
    </style:style>
    <style:style style:name="T4" style:family="text">
      <style:text-properties style:font-name="Liberation Sans" fo:font-style="normal" style:text-underline-style="none" fo:font-weight="normal" officeooo:rsid="00281509" style:font-style-asian="normal" style:font-weight-asian="normal" style:font-style-complex="normal" style:font-weight-complex="normal"/>
    </style:style>
    <style:style style:name="T5" style:family="text">
      <style:text-properties fo:color="#4c4c4c" style:font-name="Liberation Sans" fo:font-size="7pt" officeooo:rsid="0020b251" style:font-size-asian="7pt" style:font-size-complex="7pt"/>
    </style:style>
    <style:style style:name="T6" style:family="text">
      <style:text-properties style:font-name="Source Sans Pro" fo:font-size="10pt" officeooo:rsid="0020b251" style:font-size-asian="10pt" style:font-size-complex="10pt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size="9pt" fo:font-weight="normal" officeooo:rsid="000eb693" style:font-size-asian="9pt" style:font-weight-asian="normal" style:font-size-complex="9pt" style:font-weight-complex="normal"/>
    </style:style>
    <style:style style:name="T9" style:family="text">
      <style:text-properties fo:font-size="9pt" fo:font-weight="normal" officeooo:rsid="0029a144" style:font-size-asian="9pt" style:font-weight-asian="normal" style:font-size-complex="9pt" style:font-weight-complex="normal"/>
    </style:style>
    <style:style style:name="T10" style:family="text">
      <style:text-properties fo:font-size="9pt" fo:font-weight="normal" officeooo:rsid="0033986f" style:font-size-asian="9pt" style:font-weight-asian="normal" style:font-size-complex="9pt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officeooo:rsid="0033986f" style:font-size-asian="9pt" style:font-size-complex="9pt"/>
    </style:style>
    <style:style style:name="T13" style:family="text">
      <style:text-properties fo:color="#000000" style:font-name="Liberation Sans1" fo:font-size="8.5pt" fo:font-weight="normal" officeooo:rsid="00057f84" style:font-size-asian="8.5pt" style:font-weight-asian="normal" style:font-size-complex="8.5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3">Asiento No. <text:span text:style-name="T8"><text:placeholder text:placeholder-type="text">&lt;fecha.strftime('%Y')&gt;</text:placeholder></text:span><text:span text:style-name="T8"> - </text:span><text:span text:style-name="T9">00</text:span><text:span text:style-name="T8"><text:placeholder text:placeholder-type="text">&lt;fecha.strftime('%d')&gt;</text:placeholder></text:span><text:span text:style-name="T8"><text:placeholder text:placeholder-type="text">&lt;fecha.strftime('%m')&gt;</text:placeholder></text:span></text:p>
      <text:p text:style-name="P21"><text:span text:style-name="T11">Lugar y fecha:</text:span><text:span text:style-name="T8"> </text:span><text:span text:style-name="T7">Loja,</text:span><text:span text:style-name="T8"><text:placeholder text:placeholder-type="text">&lt;fecha.strftime('%d')&gt;</text:placeholder></text:span><text:span text:style-name="T8"> </text:span><text:span text:style-name="T7">de </text:span><text:span text:style-name="T8"><text:placeholder text:placeholder-type="text">&lt;mes&gt;</text:placeholder></text:span><text:span text:style-name="T8"> </text:span><text:span text:style-name="T7">de </text:span><text:span text:style-name="T8"><text:placeholder text:placeholder-type="text">&lt;fecha.strftime('%Y')&gt;</text:placeholder></text:span></text:p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A"/>
        <table:table-row>
          <table:table-cell table:style-name="Table5.A1" office:value-type="string">
            <text:p text:style-name="P18">Codigo</text:p>
          </table:table-cell>
          <table:table-cell table:style-name="Table5.B1" office:value-type="string">
            <text:p text:style-name="P18">Cuenta</text:p>
          </table:table-cell>
          <table:table-cell table:style-name="Table5.B1" office:value-type="string">
            <text:p text:style-name="P18">Tipo</text:p>
          </table:table-cell>
          <table:table-cell table:style-name="Table5.B1" office:value-type="string">
            <text:p text:style-name="P18">No. Doc</text:p>
          </table:table-cell>
          <table:table-cell table:style-name="Table5.B1" office:value-type="string">
            <text:p text:style-name="P18">Débito</text:p>
          </table:table-cell>
          <table:table-cell table:style-name="Table5.F1" office:value-type="string">
            <text:p text:style-name="P18">Crédito</text:p>
          </table:table-cell>
        </table:table-row>
        <table:table-row>
          <table:table-cell table:style-name="Table5.A2" office:value-type="string">
            <text:p text:style-name="P7"><text:placeholder text:placeholder-type="text">&lt;for each="line in lines"&gt;</text:placeholder>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</table:table-row>
        <table:table-row table:style-name="Table5.3">
          <table:table-cell table:style-name="Table5.A2" office:value-type="string">
            <text:p text:style-name="P9"><text:placeholder text:placeholder-type="text">&lt;line.codigo&gt;</text:placeholder></text:p>
          </table:table-cell>
          <table:table-cell table:style-name="Table5.A2" office:value-type="string">
            <text:p text:style-name="P10"><text:placeholder text:placeholder-type="text">&lt;line.cuenta&gt;</text:placeholder></text:p>
          </table:table-cell>
          <table:table-cell table:style-name="Table5.A2" office:value-type="string">
            <text:p text:style-name="P9"><text:placeholder text:placeholder-type="text">&lt;line.tipo&gt;</text:placeholder>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13"><text:placeholder text:placeholder-type="text">&lt;if test="line.debito == 0"&gt;</text:placeholder><text:placeholder text:placeholder-type="text">&lt;/if&gt;</text:placeholder><text:placeholder text:placeholder-type="text">&lt;if test="line.debito &gt; 0"&gt;</text:placeholder><text:placeholder text:placeholder-type="text">&lt;line.debito&gt;</text:placeholder><text:placeholder text:placeholder-type="text">&lt;/if&gt;</text:placeholder></text:p>
          </table:table-cell>
          <table:table-cell table:style-name="Table5.A2" office:value-type="string">
            <text:p text:style-name="P13"><text:placeholder text:placeholder-type="text">&lt;if test="line.credito == 0"&gt;</text:placeholder><text:placeholder text:placeholder-type="text">&lt;/if&gt;</text:placeholder><text:placeholder text:placeholder-type="text">&lt;if test="line.credito &gt; 0"&gt;</text:placeholder><text:placeholder text:placeholder-type="text">&lt;line.credito&gt;</text:placeholder><text:placeholder text:placeholder-type="text">&lt;/if&gt;</text:placeholder></text:p>
          </table:table-cell>
        </table:table-row>
        <table:table-row>
          <table:table-cell table:style-name="Table5.A2" office:value-type="string">
            <text:p text:style-name="P8"><text:placeholder text:placeholder-type="text">&lt;/for&gt;</text:placeholder></text:p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1"/>
          </table:table-cell>
          <table:table-cell table:style-name="Table5.A1" office:value-type="string">
            <text:p text:style-name="P14">Totales $</text:p>
          </table:table-cell>
          <table:table-cell table:style-name="Table5.B1" office:value-type="string">
            <text:p text:style-name="P12"><text:placeholder text:placeholder-type="text">&lt;total_debit&gt;</text:placeholder></text:p>
          </table:table-cell>
          <table:table-cell table:style-name="Table5.F1" office:value-type="string">
            <text:p text:style-name="P12"><text:placeholder text:placeholder-type="text">&lt;total_credit&gt;</text:placeholder></text:p>
          </table:table-cell>
        </table:table-row>
      </table:table>
      <text:p text:style-name="P19"/>
      <text:p text:style-name="P22"><text:span text:style-name="T12">Nota</text:span><text:span text:style-name="T11">:</text:span><text:span text:style-name="T8"> </text:span></text:p>
      <text:p text:style-name="P22"><text:span text:style-name="T10">Ventas: </text:span><text:span text:style-name="T8"><text:placeholder text:placeholder-type="text">&lt;fecha.strftime('%d/%m/%Y')&gt;</text:placeholder></text:span></text:p>
      <text:p text:style-name="P2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6">Elaborado por: <text:span text:style-name="T13"><text:placeholder text:placeholder-type="text">&lt;user.name&gt;</text:placeholder></text:span></text:p>
          </table:table-cell>
          <table:table-cell table:style-name="Table1.A1" office:value-type="string">
            <text:p text:style-name="P26">Beneficiario</text:p>
          </table:table-cell>
          <table:table-cell table:style-name="Table1.C1" office:value-type="string">
            <text:p text:style-name="P26">Analista Contable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6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4c4c4c" fo:font-size="7pt" officeooo:paragraph-rsid="00265303" style:font-size-asian="7pt" style:font-size-complex="7pt"/>
    </style:style>
    <style:style style:name="MP2" style:family="paragraph" style:parent-style-name="Header">
      <style:paragraph-properties fo:text-align="start" style:justify-single-word="false"/>
      <style:text-properties fo:color="#4c4c4c" style:font-name="Liberation Serif2" fo:font-size="9pt" fo:font-style="normal" style:text-underline-style="none" fo:font-weight="normal" officeooo:rsid="0087112b" officeooo:paragraph-rsid="0024bbd8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Footer">
      <style:paragraph-properties fo:text-align="end" style:justify-single-word="false"/>
      <style:text-properties officeooo:paragraph-rsid="001c29de"/>
    </style:style>
    <style:style style:name="MT1" style:family="text">
      <style:text-properties style:font-name="Liberation Serif2" fo:font-size="9pt" fo:font-weight="normal" officeooo:rsid="00144da9" style:font-size-asian="9pt" style:font-weight-asian="normal" style:font-size-complex="9pt" style:font-weight-complex="normal"/>
    </style:style>
    <style:style style:name="MT2" style:family="text">
      <style:text-properties style:font-name="Liberation Serif2" fo:font-size="9pt" fo:font-weight="bold" officeooo:rsid="00144da9" style:font-size-asian="9pt" style:font-weight-asian="bold" style:font-size-complex="9pt" style:font-weight-complex="bold"/>
    </style:style>
    <style:style style:name="MT3" style:family="text">
      <style:text-properties officeooo:rsid="00144da9"/>
    </style:style>
    <style:style style:name="MT4" style:family="text">
      <style:text-properties style:font-name="Liberation Sans" fo:font-style="normal" style:text-underline-style="none" fo:font-weight="normal" officeooo:rsid="00281509" style:font-style-asian="normal" style:font-weight-asian="normal" style:font-style-complex="normal" style:font-weight-complex="normal"/>
    </style:style>
    <style:style style:name="MT5" style:family="text">
      <style:text-properties fo:color="#4c4c4c" style:font-name="Liberation Sans" fo:font-size="7pt" officeooo:rsid="0020b251" style:font-size-asian="7pt" style:font-size-complex="7pt"/>
    </style:style>
    <style:style style:name="MT6" style:family="text">
      <style:text-properties style:font-name="Source Sans Pro" fo:font-size="10pt" officeooo:rsid="0020b251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party.name&gt;</text:placeholder></text:span><text:span text:style-name="MT1"> <text:s/></text:span><text:span text:style-name="MT2"><text:s text:c="83"/></text:span><text:span text:style-name="MT3">IMPRESO</text:span>: <text:placeholder text:placeholder-type="text">&lt;time.strftime('%d/%m/%Y')&gt;</text:placeholder> <text:span text:style-name="MT4"><text:placeholder text:placeholder-type="text">&lt;fecha_im.strftime('%H:%M:%S')&gt;</text:placeholder></text:span></text:p>
        <text:p text:style-name="MP2"><text:placeholder text:placeholder-type="text">&lt;company.party.vat_number&gt;</text:placeholder></text:p>
      </style:header>
      <style:footer>
        <text:p text:style-name="MP3"><text:span text:style-name="MT5">Nodux Cía. Ltda.: (07) 2 560215 – 0999323367 – hola@nodux.ec</text:span><text:span text:style-name="MT6"><text:tab/> <text:s text:c="136"/></text:span><text:span text:style-name="MT5"><text:s/></text:span><text:span text:style-name="MT5"><text:page-number text:select-page="current">1</text:page-number></text:span><text:span text:style-name="MT5">/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2" meta:image-count="0" meta:object-count="0" meta:page-count="1" meta:paragraph-count="26" meta:word-count="69" meta:character-count="958" meta:non-whitespace-character-count="690"/>
    <meta:user-defined meta:name="Info 1"/>
    <meta:user-defined meta:name="Info 2"/>
    <meta:user-defined meta:name="Info 3"/>
    <meta:user-defined meta:name="Info 4"/>
  </office:meta>
</office:document-meta>
</file>